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0:14:24.363368426</meta:creation-date>
    <dc:date>2022-02-21T10:20:47.282704287</dc:date>
    <meta:editing-duration>PT6M23S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6.0.7.3$Linux_X86_64 LibreOffice_project/00m0$Build-3</meta:generator>
  </office:meta>
</office:document-meta>
</file>